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e193f"/>
    </style:style>
    <style:style style:name="P2" style:family="paragraph" style:parent-style-name="Standard">
      <style:text-properties officeooo:rsid="000e193f" officeooo:paragraph-rsid="000e193f"/>
    </style:style>
    <style:style style:name="P3" style:family="paragraph" style:parent-style-name="Standard">
      <style:text-properties officeooo:rsid="000e6e2b" officeooo:paragraph-rsid="000e6e2b"/>
    </style:style>
    <style:style style:name="P4" style:family="paragraph" style:parent-style-name="Standard">
      <style:text-properties officeooo:rsid="000e6e2b" officeooo:paragraph-rsid="0010188f"/>
    </style:style>
    <style:style style:name="P5" style:family="paragraph" style:parent-style-name="Standard">
      <style:text-properties officeooo:rsid="000e6e2b" officeooo:paragraph-rsid="006d212b"/>
    </style:style>
    <style:style style:name="P6" style:family="paragraph" style:parent-style-name="Standard">
      <style:text-properties officeooo:rsid="000e6e2b" officeooo:paragraph-rsid="00744274"/>
    </style:style>
    <style:style style:name="P7" style:family="paragraph" style:parent-style-name="Standard">
      <style:text-properties officeooo:rsid="0011ceb0" officeooo:paragraph-rsid="00156432"/>
    </style:style>
    <style:style style:name="P8" style:family="paragraph" style:parent-style-name="Standard">
      <style:text-properties officeooo:rsid="0010188f" officeooo:paragraph-rsid="0010188f"/>
    </style:style>
    <style:style style:name="P9" style:family="paragraph" style:parent-style-name="Standard">
      <style:text-properties officeooo:rsid="0029c72c" officeooo:paragraph-rsid="0029c72c"/>
    </style:style>
    <style:style style:name="P10" style:family="paragraph" style:parent-style-name="Standard">
      <style:text-properties officeooo:paragraph-rsid="000e6e2b"/>
    </style:style>
    <style:style style:name="P11" style:family="paragraph" style:parent-style-name="Standard">
      <style:text-properties officeooo:rsid="001ad263" officeooo:paragraph-rsid="0036e622"/>
    </style:style>
    <style:style style:name="P12" style:family="paragraph" style:parent-style-name="Standard">
      <style:text-properties officeooo:rsid="001ad263" officeooo:paragraph-rsid="003875a6"/>
    </style:style>
    <style:style style:name="P13" style:family="paragraph" style:parent-style-name="Standard">
      <style:text-properties officeooo:rsid="001ad263" officeooo:paragraph-rsid="0039b759"/>
    </style:style>
    <style:style style:name="P14" style:family="paragraph" style:parent-style-name="Standard">
      <style:text-properties officeooo:rsid="001ad263" officeooo:paragraph-rsid="00400902"/>
    </style:style>
    <style:style style:name="P15" style:family="paragraph" style:parent-style-name="Standard">
      <style:text-properties officeooo:rsid="001ad263" officeooo:paragraph-rsid="0046760b"/>
    </style:style>
    <style:style style:name="P16" style:family="paragraph" style:parent-style-name="Standard">
      <style:text-properties officeooo:rsid="001ad263" officeooo:paragraph-rsid="0078bd55"/>
    </style:style>
    <style:style style:name="P17" style:family="paragraph" style:parent-style-name="Standard">
      <style:text-properties officeooo:rsid="0038ddce" officeooo:paragraph-rsid="0038ddce"/>
    </style:style>
    <style:style style:name="P18" style:family="paragraph" style:parent-style-name="Standard">
      <style:text-properties officeooo:rsid="0039b759" officeooo:paragraph-rsid="0039b759"/>
    </style:style>
    <style:style style:name="P19" style:family="paragraph" style:parent-style-name="Standard">
      <style:text-properties officeooo:rsid="00391769" officeooo:paragraph-rsid="003875a6"/>
    </style:style>
    <style:style style:name="P20" style:family="paragraph" style:parent-style-name="Standard">
      <style:text-properties officeooo:rsid="0030276b" officeooo:paragraph-rsid="003875a6"/>
    </style:style>
    <style:style style:name="P21" style:family="paragraph" style:parent-style-name="Standard">
      <style:text-properties officeooo:rsid="00400902" officeooo:paragraph-rsid="00400902"/>
    </style:style>
    <style:style style:name="P22" style:family="paragraph" style:parent-style-name="Standard">
      <style:text-properties officeooo:rsid="004b2ba9" officeooo:paragraph-rsid="004b2ba9"/>
    </style:style>
    <style:style style:name="P23" style:family="paragraph" style:parent-style-name="Standard">
      <style:text-properties officeooo:rsid="004b2ba9" officeooo:paragraph-rsid="004c6c46"/>
    </style:style>
    <style:style style:name="P24" style:family="paragraph" style:parent-style-name="Standard">
      <style:text-properties officeooo:rsid="0032390f" officeooo:paragraph-rsid="0032390f"/>
    </style:style>
    <style:style style:name="P25" style:family="paragraph" style:parent-style-name="Standard">
      <style:text-properties officeooo:rsid="0032390f" officeooo:paragraph-rsid="00b14abf"/>
    </style:style>
    <style:style style:name="P26" style:family="paragraph" style:parent-style-name="Standard">
      <style:text-properties officeooo:rsid="004c6c46" officeooo:paragraph-rsid="004c6c46"/>
    </style:style>
    <style:style style:name="P27" style:family="paragraph" style:parent-style-name="Standard">
      <style:text-properties officeooo:rsid="004c6c46" officeooo:paragraph-rsid="005ddbdb"/>
    </style:style>
    <style:style style:name="P28" style:family="paragraph" style:parent-style-name="Standard">
      <style:text-properties officeooo:rsid="004d0340" officeooo:paragraph-rsid="004d0340"/>
    </style:style>
    <style:style style:name="P29" style:family="paragraph" style:parent-style-name="Standard">
      <style:text-properties officeooo:rsid="004f8351" officeooo:paragraph-rsid="004f8351"/>
    </style:style>
    <style:style style:name="P30" style:family="paragraph" style:parent-style-name="Standard">
      <style:text-properties officeooo:rsid="005157fa" officeooo:paragraph-rsid="005157fa"/>
    </style:style>
    <style:style style:name="P31" style:family="paragraph" style:parent-style-name="Standard">
      <style:text-properties officeooo:rsid="005157fa" officeooo:paragraph-rsid="005bc2ae"/>
    </style:style>
    <style:style style:name="P32" style:family="paragraph" style:parent-style-name="Standard">
      <style:text-properties officeooo:rsid="005492a5" officeooo:paragraph-rsid="005492a5"/>
    </style:style>
    <style:style style:name="P33" style:family="paragraph" style:parent-style-name="Standard">
      <style:text-properties officeooo:rsid="00576789" officeooo:paragraph-rsid="00576789"/>
    </style:style>
    <style:style style:name="P34" style:family="paragraph" style:parent-style-name="Standard">
      <style:text-properties officeooo:rsid="005774fc" officeooo:paragraph-rsid="005774fc"/>
    </style:style>
    <style:style style:name="P35" style:family="paragraph" style:parent-style-name="Standard">
      <style:text-properties officeooo:rsid="005bc2ae" officeooo:paragraph-rsid="005bc2ae"/>
    </style:style>
    <style:style style:name="P36" style:family="paragraph" style:parent-style-name="Standard">
      <style:text-properties officeooo:rsid="004edb45" officeooo:paragraph-rsid="004c6c46"/>
    </style:style>
    <style:style style:name="P37" style:family="paragraph" style:parent-style-name="Standard">
      <style:text-properties officeooo:rsid="005cc680" officeooo:paragraph-rsid="005cc680"/>
    </style:style>
    <style:style style:name="P38" style:family="paragraph" style:parent-style-name="Standard">
      <style:text-properties officeooo:rsid="005ddbdb" officeooo:paragraph-rsid="005ddbdb"/>
    </style:style>
    <style:style style:name="P39" style:family="paragraph" style:parent-style-name="Standard">
      <style:text-properties officeooo:rsid="0060d94d" officeooo:paragraph-rsid="0060d94d"/>
    </style:style>
    <style:style style:name="P40" style:family="paragraph" style:parent-style-name="Standard">
      <style:text-properties officeooo:rsid="0060d94d" officeooo:paragraph-rsid="006523c0"/>
    </style:style>
    <style:style style:name="P41" style:family="paragraph" style:parent-style-name="Standard">
      <style:text-properties officeooo:rsid="006182a0" officeooo:paragraph-rsid="006182a0"/>
    </style:style>
    <style:style style:name="P42" style:family="paragraph" style:parent-style-name="Standard">
      <style:text-properties officeooo:rsid="00621631" officeooo:paragraph-rsid="00621631"/>
    </style:style>
    <style:style style:name="P43" style:family="paragraph" style:parent-style-name="Standard">
      <style:text-properties officeooo:rsid="006523c0" officeooo:paragraph-rsid="006523c0"/>
    </style:style>
    <style:style style:name="P44" style:family="paragraph" style:parent-style-name="Standard">
      <style:text-properties officeooo:rsid="0067cc16" officeooo:paragraph-rsid="0067cc16"/>
    </style:style>
    <style:style style:name="P45" style:family="paragraph" style:parent-style-name="Standard">
      <style:text-properties officeooo:rsid="00683619" officeooo:paragraph-rsid="00683619"/>
    </style:style>
    <style:style style:name="P46" style:family="paragraph" style:parent-style-name="Standard">
      <style:text-properties officeooo:rsid="0068ef53" officeooo:paragraph-rsid="0068ef53"/>
    </style:style>
    <style:style style:name="P47" style:family="paragraph" style:parent-style-name="Standard">
      <style:text-properties officeooo:rsid="006ace01" officeooo:paragraph-rsid="006ace01"/>
    </style:style>
    <style:style style:name="P48" style:family="paragraph" style:parent-style-name="Standard">
      <style:text-properties officeooo:rsid="006af6ba" officeooo:paragraph-rsid="0038ddce"/>
    </style:style>
    <style:style style:name="P49" style:family="paragraph" style:parent-style-name="Standard">
      <style:text-properties officeooo:rsid="006af6ba" officeooo:paragraph-rsid="006af6ba"/>
    </style:style>
    <style:style style:name="P50" style:family="paragraph" style:parent-style-name="Standard">
      <style:text-properties officeooo:paragraph-rsid="006af6ba"/>
    </style:style>
    <style:style style:name="P51" style:family="paragraph" style:parent-style-name="Standard">
      <style:text-properties officeooo:rsid="0070bef8" officeooo:paragraph-rsid="0070bef8"/>
    </style:style>
    <style:style style:name="P52" style:family="paragraph" style:parent-style-name="Standard">
      <style:text-properties officeooo:rsid="007c0fe1" officeooo:paragraph-rsid="007c0fe1"/>
    </style:style>
    <style:style style:name="P53" style:family="paragraph" style:parent-style-name="Standard">
      <style:text-properties officeooo:rsid="007f44f0" officeooo:paragraph-rsid="007f44f0"/>
    </style:style>
    <style:style style:name="P54" style:family="paragraph" style:parent-style-name="Standard">
      <style:text-properties officeooo:rsid="0080d35a" officeooo:paragraph-rsid="007f44f0"/>
    </style:style>
    <style:style style:name="P55" style:family="paragraph" style:parent-style-name="Standard">
      <style:text-properties officeooo:rsid="006d212b" officeooo:paragraph-rsid="006d212b"/>
    </style:style>
    <style:style style:name="P56" style:family="paragraph" style:parent-style-name="Standard">
      <style:text-properties officeooo:rsid="006d212b" officeooo:paragraph-rsid="006efcd0"/>
    </style:style>
    <style:style style:name="P57" style:family="paragraph" style:parent-style-name="Standard">
      <style:text-properties officeooo:rsid="008d7888" officeooo:paragraph-rsid="008d7888"/>
    </style:style>
    <style:style style:name="P58" style:family="paragraph" style:parent-style-name="Standard">
      <style:text-properties officeooo:rsid="008dd194" officeooo:paragraph-rsid="008dd194"/>
    </style:style>
    <style:style style:name="P59" style:family="paragraph" style:parent-style-name="Standard">
      <style:text-properties officeooo:rsid="008dd194" officeooo:paragraph-rsid="00ae32ce"/>
    </style:style>
    <style:style style:name="P60" style:family="paragraph" style:parent-style-name="Standard">
      <style:text-properties officeooo:rsid="009318b2" officeooo:paragraph-rsid="009318b2"/>
    </style:style>
    <style:style style:name="P61" style:family="paragraph" style:parent-style-name="Standard">
      <style:text-properties officeooo:rsid="009318b2" officeooo:paragraph-rsid="00935c3c"/>
    </style:style>
    <style:style style:name="P62" style:family="paragraph" style:parent-style-name="Standard">
      <style:text-properties officeooo:rsid="009318b2" officeooo:paragraph-rsid="009655e4"/>
    </style:style>
    <style:style style:name="P63" style:family="paragraph" style:parent-style-name="Standard">
      <style:text-properties officeooo:rsid="00935c3c" officeooo:paragraph-rsid="00935c3c"/>
    </style:style>
    <style:style style:name="P64" style:family="paragraph" style:parent-style-name="Standard">
      <style:text-properties officeooo:rsid="00935c3c" officeooo:paragraph-rsid="0095988a"/>
    </style:style>
    <style:style style:name="P65" style:family="paragraph" style:parent-style-name="Standard">
      <style:text-properties officeooo:rsid="009655e4" officeooo:paragraph-rsid="009655e4"/>
    </style:style>
    <style:style style:name="P66" style:family="paragraph" style:parent-style-name="Standard">
      <style:text-properties officeooo:rsid="00a8679c" officeooo:paragraph-rsid="00a8679c"/>
    </style:style>
    <style:style style:name="P67" style:family="paragraph" style:parent-style-name="Standard">
      <style:text-properties officeooo:rsid="00ad3c07" officeooo:paragraph-rsid="00ad3c07"/>
    </style:style>
    <style:style style:name="P68" style:family="paragraph" style:parent-style-name="Standard">
      <style:text-properties officeooo:rsid="00ae32ce" officeooo:paragraph-rsid="00ae32ce"/>
    </style:style>
    <style:style style:name="P69" style:family="paragraph" style:parent-style-name="Standard">
      <style:text-properties officeooo:rsid="00afcfa2" officeooo:paragraph-rsid="00afcfa2"/>
    </style:style>
    <style:style style:name="P70" style:family="paragraph" style:parent-style-name="Standard">
      <style:text-properties officeooo:rsid="00b018f0" officeooo:paragraph-rsid="00b14abf"/>
    </style:style>
    <style:style style:name="P71" style:family="paragraph" style:parent-style-name="Standard">
      <style:text-properties officeooo:rsid="00864843" officeooo:paragraph-rsid="00864843"/>
    </style:style>
    <style:style style:name="P72" style:family="paragraph" style:parent-style-name="Standard">
      <style:text-properties officeooo:rsid="00b599f2" officeooo:paragraph-rsid="00b599f2"/>
    </style:style>
    <style:style style:name="P73" style:family="paragraph" style:parent-style-name="Standard">
      <style:text-properties officeooo:rsid="00b72c86" officeooo:paragraph-rsid="00b72c86"/>
    </style:style>
    <style:style style:name="P74" style:family="paragraph" style:parent-style-name="Standard">
      <style:paragraph-properties fo:break-before="page"/>
      <style:text-properties officeooo:rsid="004b2ba9" officeooo:paragraph-rsid="004b2ba9"/>
    </style:style>
    <style:style style:name="P75" style:family="paragraph" style:parent-style-name="Standard">
      <style:paragraph-properties fo:break-before="page"/>
      <style:text-properties officeooo:rsid="009318b2" officeooo:paragraph-rsid="009318b2"/>
    </style:style>
    <style:style style:name="P76" style:family="paragraph" style:parent-style-name="Standard">
      <style:paragraph-properties fo:break-before="page"/>
      <style:text-properties officeooo:rsid="006af6ba" officeooo:paragraph-rsid="006af6ba"/>
    </style:style>
    <style:style style:name="P77" style:family="paragraph" style:parent-style-name="Standard">
      <style:paragraph-properties fo:break-before="page"/>
      <style:text-properties officeooo:rsid="00a8679c" officeooo:paragraph-rsid="009b15de"/>
    </style:style>
    <style:style style:name="P78" style:family="paragraph" style:parent-style-name="Standard">
      <style:paragraph-properties fo:break-before="page"/>
      <style:text-properties officeooo:rsid="00b599f2" officeooo:paragraph-rsid="00b599f2"/>
    </style:style>
    <style:style style:name="P79" style:family="paragraph" style:parent-style-name="Standard">
      <style:text-properties officeooo:rsid="00be2c71" officeooo:paragraph-rsid="00be2c71"/>
    </style:style>
    <style:style style:name="T1" style:family="text">
      <style:text-properties officeooo:rsid="000e6e2b"/>
    </style:style>
    <style:style style:name="T2" style:family="text">
      <style:text-properties officeooo:rsid="000f4fd0"/>
    </style:style>
    <style:style style:name="T3" style:family="text">
      <style:text-properties officeooo:rsid="0010188f"/>
    </style:style>
    <style:style style:name="T4" style:family="text">
      <style:text-properties officeooo:rsid="00130c0a"/>
    </style:style>
    <style:style style:name="T5" style:family="text">
      <style:text-properties officeooo:rsid="0029c72c"/>
    </style:style>
    <style:style style:name="T6" style:family="text">
      <style:text-properties officeooo:rsid="002bb440"/>
    </style:style>
    <style:style style:name="T7" style:family="text">
      <style:text-properties officeooo:rsid="0030276b"/>
    </style:style>
    <style:style style:name="T8" style:family="text">
      <style:text-properties officeooo:rsid="00391769"/>
    </style:style>
    <style:style style:name="T9" style:family="text">
      <style:text-properties officeooo:rsid="0039b759"/>
    </style:style>
    <style:style style:name="T10" style:family="text">
      <style:text-properties officeooo:rsid="003a63c4"/>
    </style:style>
    <style:style style:name="T11" style:family="text">
      <style:text-properties officeooo:rsid="003b198b"/>
    </style:style>
    <style:style style:name="T12" style:family="text">
      <style:text-properties officeooo:rsid="00400902"/>
    </style:style>
    <style:style style:name="T13" style:family="text">
      <style:text-properties officeooo:rsid="0040e4fc"/>
    </style:style>
    <style:style style:name="T14" style:family="text">
      <style:text-properties officeooo:rsid="00427636"/>
    </style:style>
    <style:style style:name="T15" style:family="text">
      <style:text-properties officeooo:rsid="0043dc01"/>
    </style:style>
    <style:style style:name="T16" style:family="text">
      <style:text-properties officeooo:rsid="0048a788"/>
    </style:style>
    <style:style style:name="T17" style:family="text">
      <style:text-properties officeooo:rsid="004b2ba9"/>
    </style:style>
    <style:style style:name="T18" style:family="text">
      <style:text-properties officeooo:rsid="005ddbdb"/>
    </style:style>
    <style:style style:name="T19" style:family="text">
      <style:text-properties officeooo:rsid="006523c0"/>
    </style:style>
    <style:style style:name="T20" style:family="text">
      <style:text-properties officeooo:rsid="006af6ba"/>
    </style:style>
    <style:style style:name="T21" style:family="text">
      <style:text-properties officeooo:rsid="006ce1fe"/>
    </style:style>
    <style:style style:name="T22" style:family="text">
      <style:text-properties officeooo:rsid="006d212b"/>
    </style:style>
    <style:style style:name="T23" style:family="text">
      <style:text-properties officeooo:rsid="0070bef8"/>
    </style:style>
    <style:style style:name="T24" style:family="text">
      <style:text-properties officeooo:rsid="007264b2"/>
    </style:style>
    <style:style style:name="T25" style:family="text">
      <style:text-properties officeooo:rsid="00744274"/>
    </style:style>
    <style:style style:name="T26" style:family="text">
      <style:text-properties officeooo:rsid="0078bd55"/>
    </style:style>
    <style:style style:name="T27" style:family="text">
      <style:text-properties officeooo:rsid="007dd470"/>
    </style:style>
    <style:style style:name="T28" style:family="text">
      <style:text-properties officeooo:rsid="00828e43"/>
    </style:style>
    <style:style style:name="T29" style:family="text">
      <style:text-properties officeooo:rsid="008448a1"/>
    </style:style>
    <style:style style:name="T30" style:family="text">
      <style:text-properties officeooo:rsid="008dd194"/>
    </style:style>
    <style:style style:name="T31" style:family="text">
      <style:text-properties officeooo:rsid="0090f8af"/>
    </style:style>
    <style:style style:name="T32" style:family="text">
      <style:text-properties officeooo:rsid="00935c3c"/>
    </style:style>
    <style:style style:name="T33" style:family="text">
      <style:text-properties officeooo:rsid="0093f0d0"/>
    </style:style>
    <style:style style:name="T34" style:family="text">
      <style:text-properties officeooo:rsid="0095988a"/>
    </style:style>
    <style:style style:name="T35" style:family="text">
      <style:text-properties officeooo:rsid="009655e4"/>
    </style:style>
    <style:style style:name="T36" style:family="text">
      <style:text-properties officeooo:rsid="00991e51"/>
    </style:style>
    <style:style style:name="T37" style:family="text">
      <style:text-properties officeooo:rsid="00a9fc7f"/>
    </style:style>
    <style:style style:name="T38" style:family="text">
      <style:text-properties officeooo:rsid="00ae3c27"/>
    </style:style>
    <style:style style:name="T39" style:family="text">
      <style:text-properties officeooo:rsid="00aea237"/>
    </style:style>
    <style:style style:name="T40" style:family="text">
      <style:text-properties officeooo:rsid="00b018f0"/>
    </style:style>
    <style:style style:name="T41" style:family="text">
      <style:text-properties officeooo:rsid="00b599f2"/>
    </style:style>
    <style:style style:name="T42" style:family="text">
      <style:text-properties officeooo:rsid="00b72c86"/>
    </style:style>
    <style:style style:name="T43" style:family="text">
      <style:text-properties officeooo:rsid="00bc4467"/>
    </style:style>
    <style:style style:name="T44" style:family="text">
      <style:text-properties officeooo:rsid="00be2c7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Precursor:</text:p>
      <text:p text:style-name="P60"/>
      <text:p text:style-name="P60"><text:tab/>||Doctor||:</text:p>
      <text:p text:style-name="P60"><text:tab/><text:tab/>“It's survival of the fittest, kid.”</text:p>
      <text:p text:style-name="P60"/>
      <text:p text:style-name="P60"><text:tab/>||Sherlock||:</text:p>
      <text:p text:style-name="P60"><text:tab/><text:tab/><text:span text:style-name="T33">[nystagmus] </text:span>“We went through the whole fucking process. Every fucking day.... And for fucking what? Eugenics? How can you look into another human beings eyes and tell them they'll never be worth saving. How can you fucking say that? How can you fucking live with yourself?” [Scarlet is crying while holding him back] “Don't hold me back, Scarlet, I am going to beat the shit out of this guy.”</text:p>
      <text:p text:style-name="P60"/>
      <text:p text:style-name="P60"><text:tab/>||Doctor||:</text:p>
      <text:p text:style-name="P60"><text:tab/><text:tab/><text:span text:style-name="T37">[he smirks and averts his eyes for a moment as a sign of disrespect] </text:span>“I'd like to see you try,” [he pauses briefly, <text:span text:style-name="T37">flickering his eyes towards ||Sherlock||</text:span>] “kid.” <text:span text:style-name="T34">[||Sherlock|| is 10x as pissed]</text:span></text:p>
      <text:p text:style-name="P60"/>
      <text:p text:style-name="P60"><text:tab/><text:span text:style-name="T35">||Sherlock||:</text:span></text:p>
      <text:p text:style-name="P60"><text:tab/><text:tab/>“<text:span text:style-name="T35">He wants to fight, ||Scarlet||, now it's ethical for me to kick his ass. Let me fight him.”</text:span></text:p>
      <text:p text:style-name="P60"/>
      <text:p text:style-name="P60"><text:tab/><text:span text:style-name="T32">||Scarlet||:</text:span></text:p>
      <text:p text:style-name="P61"><text:tab/><text:tab/><text:span text:style-name="T32">[in tears, barely discernable] “You can't, ||Sherlock||.” [the ||Doctor|| smirks]</text:span></text:p>
      <text:p text:style-name="P61"/>
      <text:p text:style-name="P63"><text:tab/>||Sherlock||: “Why the fuck not? Why the fuck does this guy even deserve anyone's sympathy?”<text:tab/></text:p>
      <text:p text:style-name="P61"/>
      <text:p text:style-name="P63"><text:tab/>||Scarlet||:</text:p>
      <text:p text:style-name="P64"><text:tab/><text:tab/>“To be honest, I don't care what happens to him... <text:span text:style-name="T34">B</text:span>ut I care about you, ||Sherlock||. If you hit him <text:span text:style-name="T34">now</text:span>, you'll be stuck here forever, because NO ONE with criminal records gets through.” [|<text:span text:style-name="T33">|</text:span>Sherlock||'s arms slack and his heart sinks] “You do this now and I <text:span text:style-name="T44">might</text:span> never see you again.”</text:p>
      <text:p text:style-name="P64"/>
      <text:p text:style-name="P64">[<text:span text:style-name="T34">||</text:span>Sherlock<text:span text:style-name="T34">'s eyes look away from the ||Doctor|| and towards ||Scarlet||'s arms. The Doctor strides towards the door without a smirk. He pauses at the door as if to say something like “I'm just following orders” but decides not to and leaves. He does, however, close the door very quietly.]</text:span></text:p>
      <text:p text:style-name="P61"/>
      <text:p text:style-name="P61"><text:tab/><text:span text:style-name="T32">||Sherlock||:</text:span></text:p>
      <text:p text:style-name="P61"><text:tab/><text:tab/>“<text:span text:style-name="T34">I'm-- I'm sorry.” [now ||Sherlock|| is crying] “I forgot this wasn't just about me. I was being selfish.”</text:span></text:p>
      <text:p text:style-name="P61"/>
      <text:p text:style-name="P61"><text:tab/><text:span text:style-name="T35">||Scarlet||:</text:span></text:p>
      <text:p text:style-name="P62"><text:tab/><text:tab/><text:span text:style-name="T35">[tearing up, but less than before] “You just lost everything, ||Sherlock||, it's okay. I don't know how I would have reacted after all you've been through.”</text:span></text:p>
      <text:p text:style-name="P62"/>
      <text:p text:style-name="P62"><text:tab/><text:span text:style-name="T36">||Sherlock||:</text:span></text:p>
      <text:p text:style-name="P62"><text:tab/><text:tab/>“<text:span text:style-name="T36">You're wrong.” [he pauses for a while] “I didn't lose everything: I still have you, and that's why I have to promise you that--no matter what--we are going to get through this.”</text:span></text:p>
      <text:p text:style-name="P62"/>
      <text:p text:style-name="P65"><text:s/></text:p>
      <text:p text:style-name="P60"/>
      <text:p text:style-name="P60"/>
      <text:p text:style-name="P75">Day Zero:</text:p>
      <text:p text:style-name="P22"/>
      <text:p text:style-name="P22">Soundtrack ||Crash landing||</text:p>
      <text:p text:style-name="P1"/>
      <text:p text:style-name="P1">[Cross-cuts between a flaming space ship entering orbit and the chill of cryo-cells. The cross-cuts are temporally mismatched such that the ship has already landed in the cryo-cell frames. A<text:span text:style-name="T21">n old</text:span> <text:span text:style-name="T17">black</text:span> military officer walks through the cells, patrolling for candidates to unfreeze. Cut to a shopping list of paper (unalphabetized), which contains the information with only one name left to cross off:</text:p>
      <text:p text:style-name="Standard"/>
      <text:p text:style-name="P2">2x Doctor - <text:span text:style-name="T1">||Names||</text:span></text:p>
      <text:p text:style-name="P2">1x Civil Engineer </text:p>
      <text:p text:style-name="P2">4x Agricultural Engineer</text:p>
      <text:p text:style-name="P2">2x Mechanical Engineer</text:p>
      <text:p text:style-name="P2">…</text:p>
      <text:p text:style-name="P2"/>
      <text:p text:style-name="P5">[<text:span text:style-name="T5">The cryo-chambers have a 2ft glass panel where the face is, and a metallic hull for the rest of the cell. </text:span>The man walk<text:span text:style-name="T5">s</text:span> through row after row of cryo-cells when he stops after passing by the myriad faces and notices not a head but feet through the glass. <text:span text:style-name="T4">Cross-cut to both standing chirally opposed to one another, the cryo-candidate on the left and the officer facing him. They “stand” equally tall, however the officer is roughly a foot taller (the handstand hides the height of the cryo-inhabitant).</text:span></text:p>
      <text:p text:style-name="P5"/>
      <text:p text:style-name="P55"><text:tab/>Character description: Sherlock. A 160cm (5'3”) albino male with short brown hair and brown <text:tab/>eyes. It is strongly implied he has some form of curable muscle dystrophy throughout the series. <text:tab/>His ethnicity will likely be asian. When Sherlock gets angry, his eyes twitch with nystagmus, <text:tab/>which will be an sfx note in the series.</text:p>
      <text:p text:style-name="P5"/>
      <text:p text:style-name="P5"><text:span text:style-name="T22">[</text:span>Paused for several seconds, <text:span text:style-name="T5">the officer</text:span> <text:span text:style-name="T5">walks closer to the cell, curious to inspect the face of the person through the glass portal. As he walks closer, his breath touches upon the glass, forming words as his breath brings life to the hidden letters</text:span>:</text:p>
      <text:p text:style-name="P3"/>
      <text:p text:style-name="P3">||Sherlock||</text:p>
      <text:p text:style-name="P3"/>
      <text:p text:style-name="P9">||<text:span text:style-name="T17">Mechanical/Military</text:span> Engineer, <text:span text:style-name="T17">Armor and Vehicles</text:span>||</text:p>
      <text:p text:style-name="P10"/>
      <text:p text:style-name="P4">[The man <text:span text:style-name="T2">takes a moment, sighs deeply, and walks away. He proceeds to open the cell of the other man, ||Name||. On the way back the man stops by the cell a second time.]</text:span></text:p>
      <text:p text:style-name="P4"><text:tab/><text:tab/><text:span text:style-name="T3">Military Officer:</text:span></text:p>
      <text:p text:style-name="P4"><text:tab/><text:tab/><text:tab/>“<text:span text:style-name="T3">Fuck it.”</text:span></text:p>
      <text:p text:style-name="P4"/>
      <text:p text:style-name="P8">[The military officer holds the paper against the cell and forges ||Sherlock||'s name on the bottom of the list. He then presses a button on the terminal and the thawing process begins. The man walks away to gather together the thawing cryo-inhabitants for their first day on Ammonia.</text:p>
      <text:p text:style-name="P4"/>
      <text:p text:style-name="P7">[Continue the cross-cutting between the <text:span text:style-name="T4">fire and thawing. The ship is seen slowly landing in the middle of a well cultivated field. The man gathers together the men and women he had unfrozen, who let out indistinct murmurs in the background. Cross-cut to ||Sherlock|| falling over from his cryo-chamber after his long slumber. He starts coughing profusely for air, which causes the military officer to rush over with his procession. ||Sherlock|| coughs, regaining consciousness and opening his eyes for the first time in a century. His first thought is to reach for his pockets as if to look for something. As he looks up at </text:span><text:soft-page-break/><text:span text:style-name="T4">the officer, he speaks his first words (later revealed to be something like a morning text) in over a century:</text:span></text:p>
      <text:p text:style-name="P4"><text:tab/><text:span text:style-name="T6">||Sherlock||:</text:span></text:p>
      <text:p text:style-name="P4"><text:tab/><text:tab/><text:span text:style-name="T6">[raspily] “When do we get our stuff?”</text:span></text:p>
      <text:p text:style-name="P4"><text:tab/><text:span text:style-name="T6">Military Officer:</text:span></text:p>
      <text:p text:style-name="P4"><text:tab/><text:tab/><text:span text:style-name="T24">[curious but uninquisitive] </text:span>“<text:span text:style-name="T24">We have to debrief all thawed cryo-inhabitants, so you are going to have to wait anywhere from 2-6 hours depending on where you are in line.”</text:span></text:p>
      <text:p text:style-name="P4"><text:tab/><text:span text:style-name="T6">||Sherlock||:</text:span></text:p>
      <text:p text:style-name="P4"><text:tab/><text:tab/><text:span text:style-name="T6">[disappointed] “Is there any way to be first in line?”</text:span></text:p>
      <text:p text:style-name="P4"><text:tab/><text:span text:style-name="T6">Military Officer:</text:span></text:p>
      <text:p text:style-name="P4"><text:tab/><text:tab/><text:span text:style-name="T6">[offering his hand] “It's mostly luck, but if you stand in the back for the two hour debriefing you will likely be close to the front.”</text:span></text:p>
      <text:p text:style-name="P4"><text:tab/><text:span text:style-name="T6">||Sherlock||:</text:span></text:p>
      <text:p text:style-name="P4"><text:tab/><text:tab/><text:span text:style-name="T6">[brushing away the officer's hand and pushing himself onto his feet] “Much obliged.” [standing shorter than the officer at first expects, he surprises the officer, which is finished by a bow] “I owe you one.”</text:span></text:p>
      <text:p text:style-name="P4"><text:tab/><text:span text:style-name="T7">Military officer:</text:span></text:p>
      <text:p text:style-name="P4"><text:tab/><text:tab/><text:span text:style-name="T7">[intrigued more than offended] </text:span>“<text:span text:style-name="T24">Anytime. You're shorter than I expected, but you have one hell of a presence.” [smirking] “It's not every day you meet someone who's done a handstand longer than most men have lived.”</text:span></text:p>
      <text:p text:style-name="P4"><text:tab/><text:span text:style-name="T24">||Sherlock||:</text:span></text:p>
      <text:p text:style-name="P6"><text:tab/><text:tab/><text:span text:style-name="T24">[smiling] “Thanks, I figured it would help push the blood to my head so I wouldn't end up looking groggy like him.” [he gestures towards the other cryo-inhabitant that is still waking up, looking towards the floor, and following them in a zombie-like manner] “While we're on introductions, let me get your names. I'm ||Sherlock||, a mechanical engineer.” [he reaches his hand towards the other sluggish man for a handshake]</text:span></text:p>
      <text:p text:style-name="P6"><text:tab/><text:span text:style-name="T25">||Some Guy||:</text:span></text:p>
      <text:p text:style-name="P6"><text:tab/><text:tab/><text:span text:style-name="T25">[delayed surprise, looking up] </text:span>“<text:span text:style-name="T25">||Some Guy||. [shaking Sherlock's hand and thinking for the word agricultural] “I work with crops.” [he turns to shake the hand of the military officer]. “Nice to meet you.”</text:span></text:p>
      <text:p text:style-name="P6"><text:tab/><text:span text:style-name="T25">Military officer:</text:span></text:p>
      <text:p text:style-name="P6"><text:tab/><text:tab/><text:span text:style-name="T25">[holding back amusement] “The pleasure's all mine, ||Some Guy||. I'm Colonel Page, but you can call me Bucky.” [turning towards ||Sherlock||] “And it's nice to meet you too ||Sherlock||.” [turning towards the exit] “Your debriefing will start in five minutes, and since you want to stand in the back we can walk slowly.” [he starts walking, immediately providing all the tour details] “You saw everything on the way in, but you probably didn't get the full tour. These are the cryo-cells, each ship holds about</text:span></text:p>
      <text:p text:style-name="P4"/>
      <text:p text:style-name="P11">[<text:span text:style-name="T7">The military officer slowly turns and on his first step starts giving an exposition into Ammonia's backstory and provides updates on .</text:span> walks down the <text:span text:style-name="T7">lines of cryo-cells</text:span> <text:span text:style-name="T7">leading the</text:span> civilians <text:span text:style-name="T7">to the exit</text:span>. <text:span text:style-name="T31">While they are still walking between the</text:span> The group exits the cryo-facility only to amalgamate with several other groups in a briefing room. <text:span text:style-name="T7">At the front of the room there is a scientist named ||Vegapunk|| with no glasses.]</text:span></text:p>
      <text:p text:style-name="P13"/>
      <text:p text:style-name="P13"><text:tab/><text:span text:style-name="T8">||Vegapunk||:</text:span></text:p>
      <text:p text:style-name="P13"><text:tab/><text:tab/>“<text:span text:style-name="T13">I appologize for the formalities, but military debriefings are a must, even on your first day in a new world. We have to make up for lost time, after all.</text:span></text:p>
      <text:p text:style-name="P11"><text:tab/><text:tab/>“<text:span text:style-name="T8">As some of you might already know, we are not alone in this world. Shortly after humans arrived on Ammonia, we discovered alien life as we know it today. Aliens were nothing like </text:span><text:soft-page-break/><text:span text:style-name="T8">what we expected, and yet they were everything that we expected, but we'll get to that in a moment.</text:span></text:p>
      <text:p text:style-name="P11"><text:tab/><text:tab/>“<text:span text:style-name="T16">Because there is so much information to cover, the ||Earth Federation|| has prepared a video that will present the most important information.</text:span></text:p>
      <text:p text:style-name="P11"/>
      <text:p text:style-name="P11"><text:tab/><text:tab/>...</text:p>
      <text:p text:style-name="P11"/>
      <text:p text:style-name="P15"><text:tab/><text:tab/>“<text:span text:style-name="T12">Ammonia, the planet we are standing on presently, is known as a coreless planet, which means metals are scarce in this world. The majority of the metals you will see in this land are from asteroids. While you might find it a little boring standing on a barren rock, Ammonia has its advantages. The one big advantage of living on Ammonia is that hydrocarbons like oil, gasoline, and jet fuels are plentiful, so you won't go cold in the winter, which would be great if there were winter.</text:span></text:p>
      <text:p text:style-name="P21"><text:tab/><text:tab/>“<text:span text:style-name="T14">This may seem weird, but there aren't seasons on Ammonia. Remember in grade school when you learned that seasons are due to the world's rotation around the sun? It's not because the planet gets any closer to the sun (the orbit is nearly a perfect circle); the issue lies in the planet's rotation itself, the planet rotates along a skewed angle with respect to the sun, which creates seasons. Now imagine that the world is always rotating along the same axis as it rotates around the sun. That causes seasons to fade into the memories of those who stand here. Men will not remember winter, but blazing summer eternal.</text:span></text:p>
      <text:p text:style-name="P21"><text:tab/><text:tab/>“<text:span text:style-name="T15">The crops will prosper if they ever figure out how to adapt to a world without winter.”</text:span></text:p>
      <text:p text:style-name="P21"><text:tab/><text:tab/>“The atmosphere here has more oxygen than you are used to with warmer temperatures year-round. The air also has trace amounts of ammonia, which causes headaches and coughing for a lot of you newbies. I hope none of you have allergies. [smirk]</text:p>
      <text:p text:style-name="P14"/>
      <text:p text:style-name="P14"/>
      <text:p text:style-name="P14"/>
      <text:p text:style-name="P16"><text:tab/><text:tab/><text:span text:style-name="T26">[video interruption due to hacker, dissection of an alien]</text:span></text:p>
      <text:p text:style-name="P16"/>
      <text:p text:style-name="P16"/>
      <text:p text:style-name="P16"/>
      <text:p text:style-name="P16"><text:tab/><text:tab/><text:span text:style-name="T27">[hacking transmission ends abruptly and cuts back to the original broadcast, which is talking about alien sex]</text:span></text:p>
      <text:p text:style-name="P14"/>
      <text:p text:style-name="P11"><text:tab/><text:tab/>“<text:span text:style-name="T9">The aliens themselves are very different, evolutionarily, from human beings. They do not, for instance, age or have children like we do. They live by adapting to their societies through non-Darwinian evolution exempt of natural selection. They are sexless and undergo asexual reproduction through splitting their regenerative core to make offspring.</text:span></text:p>
      <text:p text:style-name="P11"><text:tab/><text:tab/>“<text:span text:style-name="T10">Perhaps most interestingly is the boundless evolution of aliens, they are not restricted like humans to one unchanging body, they can will unto themselves new limbs and senses, or fewer. These aliens can alter their body over the course of weeks or months, depending on their familiarity.”</text:span></text:p>
      <text:p text:style-name="P11"/>
      <text:p text:style-name="P18">[Insert Science/Setting/Intro/Fish-out-of-water details here.]</text:p>
      <text:p text:style-name="P11"/>
      <text:p text:style-name="P19">[||Zombie|| enters the stage from a door on the right (from the onlooker's perspective). ||Zombie|| is a domineering lieutenant who puts victory above lives (his included). <text:s/>With his right arm, he drags in a dead alien, throwing it center stage over a surface and knocking over several miscellaneous items (navigational tools and maps).]</text:p>
      <text:p text:style-name="P12"/>
      <text:p text:style-name="P20"><text:tab/>||Zombie||:</text:p>
      <text:p text:style-name="P20"><text:tab/><text:tab/>“These are the aliens who have slaughtered countless men and women. They have <text:soft-page-break/>burned our cities to the ground and sold our fellow citizens into slavery. They have ignored our attempts at negotiations and have met the white flag of surrender with complete annihilation, sparing no one. They know neither mercy nor fear, making them daunting enemies.</text:p>
      <text:p text:style-name="P20"><text:tab/><text:tab/>“Because of them, humankind has seen 57% human casualties despite unfreezing over 3 times the original human resource quota. We have watched as 22 of the C60 military bases have gone defunct, and over a hundred lesser cities have been raided or burned to the ground.</text:p>
      <text:p text:style-name="P17"/>
      <text:p text:style-name="P17">[he gestures behind him (with palm and fingers fully outstretched) towards a map with 22 large red crosses towards the equator and numerous orange <text:span text:style-name="T11">and yellow</text:span> crosses throughout the inner workings of the buckyball-esque layout of C60 cities.]</text:p>
      <text:p text:style-name="P17"><text:s/></text:p>
      <text:p text:style-name="P17">….</text:p>
      <text:p text:style-name="P17"/>
      <text:p text:style-name="P77"/>
      <text:p text:style-name="P66"/>
      <text:p text:style-name="P66"/>
      <text:p text:style-name="P76">Carbon nanotube muscle might be 200x as strong as real muscle, and with the fastest punch being 44mph, the fastest CNT punch would be around (sqrt(200)) 14x44mph or 616mph</text:p>
      <text:p text:style-name="P49"/>
      <text:p text:style-name="P50"><text:span text:style-name="T20">The fastest railguns fire projectiles at ~mach 5 (</text:span>3806<text:span text:style-name="T20">mph), with a limit of ~mach 10 (7612mph)</text:span></text:p>
      <text:p text:style-name="P17"/>
      <text:p text:style-name="P49">A 7.62 round is fired at ~1606mph typically</text:p>
      <text:p text:style-name="P49"/>
      <text:p text:style-name="P49">A M61 Vulcan round is fired at ~2352mph</text:p>
      <text:p text:style-name="P48"/>
      <text:p text:style-name="P17">…</text:p>
      <text:p text:style-name="P17"/>
      <text:p text:style-name="P52">cave scene, Sherlock swallows a pill and has adverse effects due to vastly different atmosphere. Scarlet and Sherlock go offscreen during this duration. “Don't Sherlock.” “For a smart boy, you are really dumb, Sherlock. You thought you would protect me, but it ended up being me who protected you.”</text:p>
      <text:p text:style-name="P17"/>
      <text:p text:style-name="P17">...</text:p>
      <text:p text:style-name="P17"/>
      <text:p text:style-name="P24"/>
      <text:p text:style-name="P24"/>
      <text:p text:style-name="P56"><text:tab/>Character description: Scarlet. A 180cm (5'11”) freckled female with curly unkempt red hair and <text:tab/>green eyes. She is white and wears a four-eyed mask that conceals several scars. Her voice is <text:tab/>deep enough to sound male and her scream is deafening. Despite her voice, she almost never<text:tab/>gets angry in contrast to Sherlock. She is ~10-15 years older than Sherlock (age about 33) in the <text:tab/>main timeline and (with a ~2 year discrepancy in backstory caused by cryo-sleep and delayed <text:tab/>ship arrivals). It is heavily implied that she is the researcher that developed Sherlock's pills.</text:p>
      <text:p text:style-name="P24"/>
      <text:p text:style-name="P25"><text:tab/><text:span text:style-name="T40">Character description: Nihil. A transfemine, transmasculine, androgenous alien who mimics the <text:tab/>thoughts and emotions of a terminally ill girl and boy. They are an alien futa with a tail, vagina <text:tab/>above penis, no balls. Nihil is a political nihilist who believes that humans should be free to do <text:tab/>what they want. They believe that organizations, agreements, and relationships with more than <text:tab/>two individuals choke the spark that makes lifeforms beautiful. “A life without choice is the <text:tab/>same as death.” [[Language is a construct used by more than 2 people.]]</text:span></text:p>
      <text:p text:style-name="P25"/>
      <text:p text:style-name="P70"><text:tab/>Character description: Trust. A human male who believes not just in second chances but as <text:tab/>many chances as the individual needs before re-adjusting to society. He is a villain due to his <text:tab/>blissful ignorance rather than his own evil. He is a humanist and optimist to a degree that <text:tab/>enables other villains and lets him be used by others.</text:p>
      <text:p text:style-name="P70"/>
      <text:p text:style-name="P70"><text:tab/><text:span text:style-name="T41">Character description: Ego. A human male who uses women to get what he wants.</text:span></text:p>
      <text:p text:style-name="P22"/>
      <text:p text:style-name="P22"><text:tab/><text:span text:style-name="T43">Character description: Saint. A human male who wants to preserve the innocent spirits of <text:tab/>humans by killing them while they are still young that they may be accepted into heaven. </text:span></text:p>
      <text:p text:style-name="P74">Soundtracks:</text:p>
      <text:p text:style-name="P22"/>
      <text:p text:style-name="P44">Shiro-kun</text:p>
      <text:p text:style-name="P23">To an Ant, I'm a Giant</text:p>
      <text:p text:style-name="P45">Nystagmus</text:p>
      <text:p text:style-name="P26"/>
      <text:p text:style-name="P44">Scarlet</text:p>
      <text:p text:style-name="P32">Don't Blink</text:p>
      <text:p text:style-name="P47">Blood Rage</text:p>
      <text:p text:style-name="P26"/>
      <text:p text:style-name="P26">Zombie</text:p>
      <text:p text:style-name="P46">Inhuman</text:p>
      <text:p text:style-name="P46">I'll Meet You Halfway... In Hell</text:p>
      <text:p text:style-name="P26"/>
      <text:p text:style-name="P26">Free Radical</text:p>
      <text:p text:style-name="P29">Vigilante</text:p>
      <text:p text:style-name="P29">Indiscriminate</text:p>
      <text:p text:style-name="P26"/>
      <text:p text:style-name="P33">Wretched</text:p>
      <text:p text:style-name="P33">Survivor</text:p>
      <text:p text:style-name="P33">Guillotine</text:p>
      <text:p text:style-name="P36"/>
      <text:p text:style-name="P41">No Room For Error</text:p>
      <text:p text:style-name="P28">Deconstructive Interference</text:p>
      <text:p text:style-name="P27">M<text:span text:style-name="T18">ercury</text:span> Poisonin<text:span text:style-name="T18">g </text:span></text:p>
      <text:p text:style-name="P38">Nth Degree Burns</text:p>
      <text:p text:style-name="P34"/>
      <text:p text:style-name="P39">Pact</text:p>
      <text:p text:style-name="P40">Some Things Come At a Price</text:p>
      <text:p text:style-name="P40"><text:span text:style-name="T19">Some Things Are</text:span> Priceless</text:p>
      <text:p text:style-name="P38">Cut the Attitude</text:p>
      <text:p text:style-name="P30"/>
      <text:p text:style-name="P42">Gent Josuke</text:p>
      <text:p text:style-name="P57">Double Stop</text:p>
      <text:p text:style-name="P57">A Gentleman's Quarrel</text:p>
      <text:p text:style-name="P42">A Test of Spirit</text:p>
      <text:p text:style-name="P42">The Point of No Return</text:p>
      <text:p text:style-name="P42"/>
      <text:p text:style-name="P42">Hivemind</text:p>
      <text:p text:style-name="P51">Self-Preservation</text:p>
      <text:p text:style-name="P46"><text:span text:style-name="T23">Live </text:span>Dissection</text:p>
      <text:p text:style-name="P30"/>
      <text:p text:style-name="P30">Revenant</text:p>
      <text:p text:style-name="P35">Join the Dead</text:p>
      <text:p text:style-name="P31"><text:span text:style-name="T30">(When) </text:span>The Dead Outnumber the Living</text:p>
      <text:p text:style-name="P30"/>
      <text:p text:style-name="P43">A Sigh Into the Void</text:p>
      <text:p text:style-name="P30">Freedom is Everything in a World of Nothing</text:p>
      <text:p text:style-name="P45">Embrace Oblivion</text:p>
      <text:p text:style-name="P37"><text:soft-page-break/></text:p>
      <text:p text:style-name="P38">Fext</text:p>
      <text:p text:style-name="P38">Fenix</text:p>
      <text:p text:style-name="P38"/>
      <text:p text:style-name="P53">Persona Manifold</text:p>
      <text:p text:style-name="P53">Death Defiant</text:p>
      <text:p text:style-name="P53">Twisted <text:span text:style-name="T29">(to the)</text:span> <text:span text:style-name="T28">Core (Heartless)</text:span></text:p>
      <text:p text:style-name="P54"/>
      <text:p text:style-name="P58">Alienated</text:p>
      <text:p text:style-name="P58">Freedom Fighters</text:p>
      <text:p text:style-name="P67">An Eye for an Eye <text:span text:style-name="T38">Has Left Humans Blind</text:span></text:p>
      <text:p text:style-name="P59">Blind Justice</text:p>
      <text:p text:style-name="P54"/>
      <text:p text:style-name="P69">Mutually Exclusive Existences</text:p>
      <text:p text:style-name="P68">Self-Destruction <text:span text:style-name="T39">I</text:span>s Self-Preservation</text:p>
      <text:p text:style-name="P71">Mutually Assured Destruction</text:p>
      <text:p text:style-name="P78">Outline/Timeline:</text:p>
      <text:p text:style-name="P72"/>
      <text:p text:style-name="P72">Stage: Earth</text:p>
      <text:p text:style-name="P72"/>
      <text:p text:style-name="P72">Scarlet born <text:span text:style-name="T42">(Earth - 33)</text:span></text:p>
      <text:p text:style-name="P72">Zombie born <text:span text:style-name="T42">(Earth -22)</text:span></text:p>
      <text:p text:style-name="P72">Shiro born <text:span text:style-name="T42">(Earth -20) – fourth son (hence Shiro) when parents wanted a daughter. Is the first in the family with genetic problems (both Albinism and Muscle Dystrophy) and is generally regarded as a mistake. Had an inferiority complex as a kid, which switched to complete arrogance as he grew older.</text:span></text:p>
      <text:p text:style-name="P79">Shiro meets Scarlet (Earth -8) – </text:p>
      <text:p text:style-name="P72"/>
      <text:p text:style-name="P72">Stage: Ammonia</text:p>
      <text:p text:style-name="P72"/>
      <text:p text:style-name="P73">Zombie Arrives (Year Gamma 2)</text:p>
      <text:p text:style-name="P73">Revenant Arrives (Year <text:s/>Gamma 4)</text:p>
      <text:p text:style-name="P72">Scarlet Arrives <text:span text:style-name="T42">(Year Gamma 5)</text:span></text:p>
      <text:p text:style-name="P73">Shiro Arrives (Year Gamma 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9T22:18:06.970000000</meta:creation-date>
    <meta:generator>LibreOffice/4.2.2.1$Windows_x86 LibreOffice_project/3be8cda0bddd8e430d8cda1ebfd581265cca5a0f</meta:generator>
    <dc:date>2015-12-20T21:26:23.552000000</dc:date>
    <meta:editing-duration>PT22H49M47S</meta:editing-duration>
    <meta:editing-cycles>110</meta:editing-cycles>
    <meta:document-statistic meta:table-count="0" meta:image-count="0" meta:object-count="0" meta:page-count="10" meta:paragraph-count="153" meta:word-count="2550" meta:character-count="15373" meta:non-whitespace-character-count="12853"/>
  </office:meta>
</office:document-meta>
</file>